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c32" officeooo:paragraph-rsid="00159c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500,000 insert statements each line has to be parsed which takes extra t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18:10:44.036166989</meta:creation-date>
    <meta:generator>LibreOffice/5.1.6.2$Linux_X86_64 LibreOffice_project/10m0$Build-2</meta:generator>
    <dc:date>2018-01-27T20:25:52.548449450</dc:date>
    <meta:editing-duration>PT2M56S</meta:editing-duration>
    <meta:editing-cycles>1</meta:editing-cycles>
    <meta:document-statistic meta:table-count="0" meta:image-count="0" meta:object-count="0" meta:page-count="1" meta:paragraph-count="1" meta:word-count="14" meta:character-count="79" meta:non-whitespace-character-count="66"/>
  </office:meta>
</office:document-meta>
</file>